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2010000017300000047A270AF2E0DBDE66E.png" manifest:media-type="image/png"/>
  <manifest:file-entry manifest:full-path="Pictures/10000000000000A900000088E963B41B76E078F4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20fb" officeooo:paragraph-rsid="001b20fb"/>
    </style:style>
    <style:style style:name="P2" style:family="paragraph" style:parent-style-name="Standard">
      <style:paragraph-properties fo:text-align="center" style:justify-single-word="false"/>
      <style:text-properties officeooo:rsid="001b20fb" officeooo:paragraph-rsid="001b20fb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211ff9"/>
    </style:style>
    <style:style style:name="P5" style:family="paragraph" style:parent-style-name="Standard">
      <style:paragraph-properties fo:text-align="justify" style:justify-single-word="false"/>
      <style:text-properties fo:color="#000000" fo:font-size="16pt" fo:font-weight="bold" style:font-size-asian="16pt" style:font-weight-asian="bold" style:font-size-complex="16pt"/>
    </style:style>
    <style:style style:name="P6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7" style:family="paragraph" style:parent-style-name="Standard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f4c06"/>
    </style:style>
    <style:style style:name="P12" style:family="paragraph" style:parent-style-name="Standard">
      <style:paragraph-properties fo:text-align="start" style:justify-single-word="false"/>
      <style:text-properties fo:color="#ff0000"/>
    </style:style>
    <style:style style:name="P13" style:family="paragraph" style:parent-style-name="Standard">
      <style:paragraph-properties fo:text-align="justify" style:justify-single-word="false"/>
      <style:text-properties fo:color="#ff0000"/>
    </style:style>
    <style:style style:name="P14" style:family="paragraph" style:parent-style-name="Standard">
      <style:paragraph-properties fo:text-align="start" style:justify-single-word="false"/>
      <style:text-properties fo:color="#ff0000" fo:font-style="italic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style:font-style-asian="italic"/>
    </style:style>
    <style:style style:name="P16" style:family="paragraph" style:parent-style-name="Standard">
      <style:paragraph-properties fo:text-align="justify" style:justify-single-word="false"/>
      <style:text-properties fo:font-style="italic" officeooo:paragraph-rsid="001d4d66" style:font-style-asian="italic" style:font-style-complex="italic"/>
    </style:style>
    <style:style style:name="P17" style:family="paragraph" style:parent-style-name="Standard">
      <style:text-properties officeooo:paragraph-rsid="001b20fb"/>
    </style:style>
    <style:style style:name="P18" style:family="paragraph" style:parent-style-name="Footer">
      <style:paragraph-properties fo:margin-left="0cm" fo:margin-right="0.635cm" fo:text-indent="0cm" style:auto-text-indent="false"/>
    </style:style>
    <style:style style:name="P19" style:family="paragraph" style:parent-style-name="Footer">
      <style:paragraph-properties fo:padding="0cm" fo:border="none"/>
    </style:style>
    <style:style style:name="P20" style:family="paragraph" style:parent-style-name="Standard">
      <style:paragraph-properties fo:margin-top="0cm" fo:margin-bottom="0cm" loext:contextual-spacing="true" fo:text-align="start" style:justify-single-word="false"/>
    </style:style>
    <style:style style:name="P21" style:family="paragraph" style:parent-style-name="List_20_Paragraph" style:list-style-name="WWNum5">
      <style:paragraph-properties fo:text-align="start" style:justify-single-word="false"/>
    </style:style>
    <style:style style:name="P22" style:family="paragraph" style:parent-style-name="List_20_Paragraph" style:list-style-name="WWNum5">
      <style:paragraph-properties fo:text-align="start" style:justify-single-word="false"/>
      <style:text-properties officeooo:paragraph-rsid="001b20fb"/>
    </style:style>
    <style:style style:name="P23" style:family="paragraph" style:parent-style-name="List_20_Paragraph" style:list-style-name="WWNum5">
      <style:paragraph-properties fo:text-align="justify" style:justify-single-word="false"/>
    </style:style>
    <style:style style:name="P24" style:family="paragraph" style:parent-style-name="List_20_Paragraph" style:list-style-name="WWNum5">
      <style:paragraph-properties fo:text-align="justify" style:justify-single-word="false"/>
      <style:text-properties officeooo:paragraph-rsid="001c53d2"/>
    </style:style>
    <style:style style:name="P25" style:family="paragraph" style:parent-style-name="List_20_Paragraph" style:list-style-name="WWNum5">
      <style:paragraph-properties fo:text-align="start" style:justify-single-word="false"/>
      <style:text-properties fo:color="#000000"/>
    </style:style>
    <style:style style:name="P26" style:family="paragraph" style:parent-style-name="List_20_Paragraph" style:list-style-name="WWNum5">
      <style:paragraph-properties fo:text-align="start" style:justify-single-word="false"/>
      <style:text-properties fo:color="#000000" officeooo:paragraph-rsid="001f4c06"/>
    </style:style>
    <style:style style:name="P27" style:family="paragraph" style:parent-style-name="List_20_Paragraph" style:list-style-name="WWNum5">
      <style:paragraph-properties fo:margin-left="0cm" fo:margin-right="0cm" fo:text-align="start" style:justify-single-word="false" fo:text-indent="0cm" style:auto-text-indent="false"/>
    </style:style>
    <style:style style:name="P28" style:family="paragraph" style:parent-style-name="Standard" style:list-style-name="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paragraph-rsid="00211ff9" style:font-size-asian="12pt" style:font-weight-asian="bold" style:font-size-complex="12pt"/>
    </style:style>
    <style:style style:name="P29" style:family="paragraph" style:parent-style-name="Standard" style:list-style-name="">
      <style:paragraph-properties fo:text-align="justify" style:justify-single-word="false"/>
      <style:text-properties fo:color="#000000" fo:font-size="12pt" style:text-underline-style="solid" style:text-underline-width="auto" style:text-underline-color="font-color" fo:font-weight="bold" officeooo:paragraph-rsid="00211ff9" style:font-size-asian="12pt" style:font-weight-asian="bold" style:font-size-complex="12pt"/>
    </style:style>
    <style:style style:name="P30" style:family="paragraph" style:parent-style-name="Standard">
      <style:text-properties fo:color="#000000" fo:font-size="12pt" fo:font-weight="bold" officeooo:paragraph-rsid="001b20fb" style:font-size-asian="12pt" style:font-weight-asian="bold" style:font-size-complex="12pt"/>
    </style:style>
    <style:style style:name="P31" style:family="paragraph" style:parent-style-name="Standard">
      <style:paragraph-properties fo:text-align="justify" style:justify-single-word="false"/>
      <style:text-properties fo:color="#000000" fo:font-size="16pt" fo:font-weight="bold" style:font-size-asian="16pt" style:font-weight-asian="bold" style:font-size-complex="16pt"/>
    </style:style>
    <style:style style:name="P32" style:family="paragraph" style:parent-style-name="Standard">
      <style:text-properties fo:color="#000000" fo:font-size="16pt" fo:font-weight="bold" officeooo:paragraph-rsid="0027fa9d" style:font-size-asian="16pt" style:font-weight-asian="bold" style:font-size-complex="16pt"/>
    </style:style>
    <style:style style:name="P33" style:family="paragraph" style:parent-style-name="Standard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bold" officeooo:rsid="001b20fb" style:font-size-asian="14pt" style:font-weight-asian="bold" style:font-size-complex="14pt"/>
    </style:style>
    <style:style style:name="P34" style:family="paragraph" style:parent-style-name="Standard" style:list-style-name="">
      <style:paragraph-properties fo:text-align="justify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5" style:family="paragraph" style:parent-style-name="Standard" style:list-style-name="">
      <style:paragraph-properties fo:text-align="start" style:justify-single-word="false"/>
      <style:text-properties fo:color="#000000" fo:font-size="14pt" fo:font-style="normal" officeooo:rsid="001b20fb" officeooo:paragraph-rsid="001f4c06" style:font-size-asian="14pt" style:font-style-asian="normal" style:font-size-complex="14pt" style:font-style-complex="normal"/>
    </style:style>
    <style:style style:name="P36" style:family="paragraph" style:parent-style-name="Standard">
      <style:paragraph-properties fo:text-align="justify" style:justify-single-word="false"/>
      <style:text-properties fo:color="#000000" fo:font-style="italic" officeooo:paragraph-rsid="001d4d66" style:font-style-asian="italic" style:font-style-complex="italic"/>
    </style:style>
    <style:style style:name="P37" style:family="paragraph" style:parent-style-name="Standard" style:list-style-name="">
      <style:paragraph-properties fo:text-align="start" style:justify-single-word="false"/>
      <style:text-properties fo:font-style="italic" style:font-style-asian="italic" style:font-style-complex="italic"/>
    </style:style>
    <style:style style:name="P38" style:family="paragraph" style:parent-style-name="Standard" style:list-style-name="">
      <style:paragraph-properties fo:text-align="start" style:justify-single-word="false"/>
      <style:text-properties fo:font-style="italic" officeooo:paragraph-rsid="001b20fb" style:font-style-asian="italic" style:font-style-complex="italic"/>
    </style:style>
    <style:style style:name="P39" style:family="paragraph" style:parent-style-name="Standard" style:list-style-name="">
      <style:paragraph-properties fo:text-align="start" style:justify-single-word="false"/>
      <style:text-properties fo:font-style="italic" officeooo:paragraph-rsid="001c53d2" style:font-style-asian="italic" style:font-style-complex="italic"/>
    </style:style>
    <style:style style:name="P40" style:family="paragraph" style:parent-style-name="Standard" style:list-style-name="">
      <style:paragraph-properties fo:text-align="start" style:justify-single-word="false"/>
      <style:text-properties fo:font-style="italic" officeooo:paragraph-rsid="001d4d66" style:font-style-asian="italic" style:font-style-complex="italic"/>
    </style:style>
    <style:style style:name="P41" style:family="paragraph" style:parent-style-name="Standard" style:list-style-name="">
      <style:paragraph-properties fo:text-align="start" style:justify-single-word="false"/>
      <style:text-properties fo:font-style="italic" officeooo:paragraph-rsid="001f4c06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tyle="italic" style:font-style-asian="italic"/>
    </style:style>
    <style:style style:name="P43" style:family="paragraph" style:parent-style-name="Standard" style:list-style-name="">
      <style:paragraph-properties fo:text-align="center" style:justify-single-word="false"/>
      <style:text-properties fo:font-size="14pt" fo:font-style="normal" officeooo:rsid="001b20fb" officeooo:paragraph-rsid="001b20fb" style:font-size-asian="14pt" style:font-style-asian="normal" style:font-size-complex="14pt" style:font-style-complex="normal"/>
    </style:style>
    <style:style style:name="P44" style:family="paragraph" style:parent-style-name="Standard" style:list-style-name="">
      <style:paragraph-properties fo:text-align="center" style:justify-single-word="false"/>
      <style:text-properties fo:font-size="14pt" fo:font-style="normal" officeooo:rsid="001b20fb" officeooo:paragraph-rsid="001c53d2" style:font-size-asian="14pt" style:font-style-asian="normal" style:font-size-complex="14pt" style:font-style-complex="normal"/>
    </style:style>
    <style:style style:name="P45" style:family="paragraph" style:parent-style-name="Standard" style:list-style-name="">
      <style:paragraph-properties fo:text-align="center" style:justify-single-word="false"/>
      <style:text-properties fo:font-size="14pt" fo:font-style="normal" officeooo:rsid="001b20fb" officeooo:paragraph-rsid="001d4d66" style:font-size-asian="14pt" style:font-style-asian="normal" style:font-size-complex="14pt" style:font-style-complex="normal"/>
    </style:style>
    <style:style style:name="P46" style:family="paragraph" style:parent-style-name="Standard" style:list-style-name="">
      <style:paragraph-properties fo:text-align="center" style:justify-single-word="false"/>
      <style:text-properties fo:font-size="14pt" fo:font-style="normal" officeooo:rsid="001b20fb" officeooo:paragraph-rsid="001f4c06" style:font-size-asian="14pt" style:font-style-asian="normal" style:font-size-complex="14pt" style:font-style-complex="normal"/>
    </style:style>
    <style:style style:name="P47" style:family="paragraph" style:parent-style-name="Standard" style:list-style-name="">
      <style:paragraph-properties fo:text-align="start" style:justify-single-word="false"/>
    </style:style>
    <style:style style:name="P48" style:family="paragraph" style:parent-style-name="Standard" style:list-style-name="">
      <style:paragraph-properties fo:text-align="start" style:justify-single-word="false"/>
      <style:text-properties fo:color="#ff0000" fo:font-size="14pt" fo:font-style="italic" style:text-underline-style="solid" style:text-underline-width="auto" style:text-underline-color="font-color" fo:font-weight="bold" officeooo:paragraph-rsid="001c53d2" style:font-size-asian="14pt" style:font-style-asian="italic" style:font-weight-asian="bold" style:font-size-complex="14pt" style:font-style-complex="italic"/>
    </style:style>
    <style:style style:name="P49" style:family="paragraph" style:parent-style-name="Standard" style:list-style-name="">
      <style:paragraph-properties fo:text-align="start" style:justify-single-word="false"/>
      <style:text-properties fo:color="#ff0000" fo:font-size="14pt" fo:font-style="italic" style:text-underline-style="solid" style:text-underline-width="auto" style:text-underline-color="font-color" fo:font-weight="bold" officeooo:paragraph-rsid="001d4d66" style:font-size-asian="14pt" style:font-style-asian="italic" style:font-weight-asian="bold" style:font-size-complex="14pt" style:font-style-complex="italic"/>
    </style:style>
    <style:style style:name="P50" style:family="paragraph" style:parent-style-name="Standard" style:list-style-name="">
      <style:paragraph-properties fo:text-align="center" style:justify-single-word="false"/>
      <style:text-properties officeooo:paragraph-rsid="001f4c06"/>
    </style:style>
    <style:style style:name="P51" style:family="paragraph" style:parent-style-name="Standard" style:list-style-name="" style:master-page-name="Standard">
      <style:paragraph-properties fo:text-align="justify" style:justify-single-word="false" style:page-number="auto"/>
      <style:text-properties fo:font-size="12pt" style:text-underline-style="solid" style:text-underline-width="auto" style:text-underline-color="font-color" fo:font-weight="bold" officeooo:paragraph-rsid="00211ff9" style:font-size-asian="12pt" style:font-weight-asian="bold" style:font-size-complex="12pt"/>
    </style:style>
    <style:style style:name="P52" style:family="paragraph" style:parent-style-name="Standard">
      <style:paragraph-properties fo:margin-top="0cm" fo:margin-bottom="0cm" loext:contextual-spacing="true" fo:text-align="start" style:justify-single-word="false"/>
      <style:text-properties fo:font-style="italic" style:font-style-asian="italic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fo:font-weight="bold" officeooo:rsid="00255562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officeooo:rsid="001b20fb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c53d2" style:font-style-asian="italic" style:font-style-complex="italic"/>
    </style:style>
    <style:style style:name="T7" style:family="text">
      <style:text-properties fo:font-style="italic" officeooo:rsid="001d4d66" style:font-style-asian="italic"/>
    </style:style>
    <style:style style:name="T8" style:family="text">
      <style:text-properties fo:font-style="italic" officeooo:rsid="001ec7db" style:font-style-asian="italic"/>
    </style:style>
    <style:style style:name="T9" style:family="text">
      <style:text-properties fo:font-style="italic" officeooo:rsid="00255562" style:font-style-asian="italic"/>
    </style:style>
    <style:style style:name="T10" style:family="text">
      <style:text-properties fo:color="#000000"/>
    </style:style>
    <style:style style:name="T11" style:family="text">
      <style:text-properties fo:color="#000000" fo:font-size="16pt" fo:font-weight="bold" style:font-size-asian="16pt" style:font-weight-asian="bold" style:font-size-complex="16pt"/>
    </style:style>
    <style:style style:name="T12" style:family="text">
      <style:text-properties fo:color="#000000" fo:font-size="16pt" fo:font-weight="bold" officeooo:rsid="001b20fb" style:font-size-asian="16pt" style:font-weight-asian="bold" style:font-size-complex="16pt"/>
    </style:style>
    <style:style style:name="T13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4" style:family="text">
      <style:text-properties fo:color="#000000" fo:font-size="14pt" style:text-underline-style="solid" style:text-underline-width="auto" style:text-underline-color="font-color" fo:font-weight="bold" officeooo:rsid="001b20fb" style:font-size-asian="14pt" style:font-weight-asian="bold" style:font-size-complex="14pt"/>
    </style:style>
    <style:style style:name="T15" style:family="text">
      <style:text-properties fo:color="#000000" fo:font-size="14pt" style:text-underline-style="solid" style:text-underline-width="auto" style:text-underline-color="font-color" fo:font-weight="bold" officeooo:rsid="001c53d2" style:font-size-asian="14pt" style:font-weight-asian="bold" style:font-size-complex="14pt"/>
    </style:style>
    <style:style style:name="T16" style:family="text">
      <style:text-properties fo:color="#000000" fo:font-size="14pt" style:text-underline-style="solid" style:text-underline-width="auto" style:text-underline-color="font-color" fo:font-weight="bold" officeooo:rsid="001d4d66" style:font-size-asian="14pt" style:font-weight-asian="bold" style:font-size-complex="14pt"/>
    </style:style>
    <style:style style:name="T17" style:family="text">
      <style:text-properties fo:color="#000000" fo:font-size="14pt" style:text-underline-style="solid" style:text-underline-width="auto" style:text-underline-color="font-color" fo:font-weight="bold" officeooo:rsid="001f4c06" style:font-size-asian="14pt" style:font-weight-asian="bold" style:font-size-complex="14pt"/>
    </style:style>
    <style:style style:name="T18" style:family="text">
      <style:text-properties fo:color="#000000" fo:font-style="italic" style:font-style-asian="italic"/>
    </style:style>
    <style:style style:name="T19" style:family="text">
      <style:text-properties fo:color="#000000" officeooo:rsid="001f4c06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000000" fo:font-size="12pt" officeooo:rsid="001b20fb" style:font-size-asian="12pt" style:font-size-complex="12pt"/>
    </style:style>
    <style:style style:name="T22" style:family="text">
      <style:text-properties officeooo:rsid="001b20fb"/>
    </style:style>
    <style:style style:name="T23" style:family="text">
      <style:text-properties officeooo:rsid="001c53d2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c53d2" style:font-style-asian="normal" style:font-style-complex="normal"/>
    </style:style>
    <style:style style:name="T26" style:family="text">
      <style:text-properties officeooo:rsid="001d4d66"/>
    </style:style>
    <style:style style:name="T27" style:family="text">
      <style:text-properties officeooo:rsid="001ec7db"/>
    </style:style>
    <style:style style:name="T28" style:family="text">
      <style:text-properties officeooo:rsid="001f4c06"/>
    </style:style>
    <style:style style:name="T29" style:family="text">
      <style:text-properties fo:font-size="14pt" fo:font-style="normal" officeooo:rsid="001b20fb" style:font-size-asian="14pt" style:font-style-asian="normal" style:font-size-complex="14pt" style:font-style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27fa9d" style:font-size-asian="12pt" style:font-weight-asian="normal" style:font-size-complex="12pt" style:font-weight-complex="normal"/>
    </style:style>
    <style:style style:name="T33" style:family="text">
      <style:text-properties fo:font-size="12pt" fo:font-style="italic" fo:font-weight="normal" officeooo:rsid="0027fa9d" style:font-size-asian="12pt" style:font-style-asian="italic" style:font-weight-asian="normal" style:font-size-complex="12pt" style:font-style-complex="italic" style:font-weight-complex="normal"/>
    </style:style>
    <style:style style:name="T34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1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Nom : </text:h>
      <text:h text:style-name="P28" text:outline-level="1">Prénom :</text:h>
      <text:h text:style-name="P28" text:outline-level="1">Fonction : </text:h>
      <text:h text:style-name="P28" text:outline-level="1">Structure :</text:h>
      <text:h text:style-name="P29" text:outline-level="1">Mail :</text:h>
      <text:p text:style-name="P30"/>
      <text:p text:style-name="P32"><text:span text:style-name="T33">Une fois complétée, adressez-nous votre fiche produit à </text:span><text:a xlink:type="simple" xlink:href="mailto:recrutement@beta.gouv.fr?subject=[MOOC] Fiche produit" text:style-name="Internet_20_link" text:visited-style-name="Visited_20_Internet_20_Link"><text:span text:style-name="T33">recrutement@beta.gouv.fr</text:span></text:a><text:span text:style-name="T33"> avec en objet « [MOOC]Fiche produit ».</text:span></text:p>
      <text:p text:style-name="P32"><text:span text:style-name="T32"/></text:p>
      <text:p text:style-name="P17"><text:span text:style-name="T12">Module</text:span><text:span text:style-name="T11"> 1 : Les notions clés de la méthode « Startup d’Etat »</text:span></text:p>
      <text:p text:style-name="P33"/>
      <text:p text:style-name="P10"><text:a xlink:type="simple" xlink:href="https://beta.gouv.fr/alpha/mooc/sequence-1-problemes-usagers.html" text:style-name="Internet_20_link" text:visited-style-name="Visited_20_Internet_20_Link"><text:span text:style-name="T14">Séquence 1</text:span></text:a><text:a xlink:type="simple" xlink:href="https://beta.gouv.fr/alpha/mooc/sequence-1-problemes-usagers.html" text:style-name="Internet_20_link" text:visited-style-name="Visited_20_Internet_20_Link"><text:span text:style-name="T13"> - Résoudre les problèmes des usagers </text:span></text:a><text:a xlink:type="simple" xlink:href="https://beta.gouv.fr/alpha/mooc/sequence-1-problemes-usagers.html" text:style-name="Internet_20_link" text:visited-style-name="Visited_20_Internet_20_Link"><text:span text:style-name="T14">(Pierre Pezziardi)</text:span></text:a></text:p>
      <text:p text:style-name="P7"/>
      <text:h text:style-name="P38" text:outline-level="1">Témoignage :</text:h>
      <text:h text:style-name="P38" text:outline-level="1">« Convaincre son sponsor – l’histoire de Mes Remboursements Simplifiés »<text:line-break/><text:span text:style-name="T22">par </text:span>Clélia Pienne</text:h>
      <text:h text:style-name="P38" text:outline-level="1"/>
      <text:h text:style-name="P43" text:outline-level="1"><text:a xlink:type="simple" xlink:href="https://beta.gouv.fr/alpha/mooc/sequence-1-problemes-usagers.html" text:style-name="Internet_20_link" text:visited-style-name="Visited_20_Internet_20_Link">Accéder à la séquence sur le site beta.gouv.fr</text:a></text:h>
      <text:p text:style-name="P14"/>
      <text:list xml:id="list853131859" text:style-name="WWNum5">
        <text:list-item>
          <text:p text:style-name="P22">Quel est le « dr<text:span text:style-name="T22">a</text:span>me » / qu’avez-vous envie de résoudre ?</text:p>
        </text:list-item>
      </text:list>
      <text:p text:style-name="P3"><text:span text:style-name="T3"><text:line-break/>Commencez par « chaque année, des centaines de... », </text:span><text:span text:style-name="T4">l</text:span><text:span text:style-name="T3">a fin de la phrase exprimant la souffrance. Pour qualifier le problème de manière précise, n’hésitez pas à le quantifie</text:span><text:span text:style-name="T4">r</text:span><text:span text:style-name="T3">. </text:span></text:p>
      <text:p text:style-name="P15"/>
      <text:list xml:id="list102306243882610" text:continue-numbering="true" text:style-name="WWNum5">
        <text:list-item>
          <text:p text:style-name="P21">Quelle est votre solution potentielle ?</text:p>
        </text:list-item>
      </text:list>
      <text:p text:style-name="P15"/>
      <text:p text:style-name="P3"><text:span text:style-name="T3">Expliquez-</text:span><text:span text:style-name="T4">la</text:span><text:span text:style-name="T3"> au présent.</text:span></text:p>
      <text:p text:style-name="P15">Donnez-lui un nom percutant.</text:p>
      <text:p text:style-name="P3"><text:span text:style-name="T18">Insist</text:span><text:span text:style-name="T3">ez </text:span><text:span text:style-name="T18">sur ce qui fait la </text:span><text:span text:style-name="T3">nouveauté</text:span><text:span text:style-name="T18"> de votre idée : elle brise forcément une règle ancienne.</text:span></text:p>
      <text:p text:style-name="P15"/>
      <text:list xml:id="list102305449262429" text:continue-numbering="true" text:style-name="WWNum5">
        <text:list-item>
          <text:p text:style-name="P21">Comment allez-vous déployer <text:span text:style-name="T22">votre solution </text:span>à 6 mois ?</text:p>
          <text:p text:style-name="P27"/>
        </text:list-item>
      </text:list>
      <text:p text:style-name="P20"><text:span text:style-name="T3">Qui seront vos premiers usagers </text:span><text:span text:style-name="T4">et</text:span><text:span text:style-name="T3"> vos premiers partenaires ?<text:line-break/></text:span><text:span text:style-name="T4">P</text:span><text:span text:style-name="T3">ourquoi s</text:span><text:span text:style-name="T4">ero</text:span><text:span text:style-name="T3">nt-ils volontaires ?</text:span></text:p>
      <text:p text:style-name="P52">Comment allez-vous accélérer pour passer d’un premier périmètre à un service public national ?</text:p>
      <text:p text:style-name="P8"/>
      <text:p text:style-name="P4"><text:span text:style-name="T20">Pour cette séquence vous pouvez vous référez à l’exemple </text:span><text:span text:style-name="T21">sur la page</text:span><text:span text:style-name="T20"> </text:span><text:a xlink:type="simple" xlink:href="https://beta.gouv.fr/ficheproduit" text:style-name="Internet_20_link" text:visited-style-name="Visited_20_Internet_20_Link">https://beta.gouv.fr/ficheproduit</text:a></text:p>
      <text:p text:style-name="P4"><text:soft-page-break/><text:a xlink:type="simple" xlink:href="https://beta.gouv.fr/alpha/mooc/sequence-2-premiers-utilisateurs.html" text:style-name="Internet_20_link" text:visited-style-name="Visited_20_Internet_20_Link"><text:span text:style-name="T15">Séquence 2</text:span></text:a><text:a xlink:type="simple" xlink:href="https://beta.gouv.fr/alpha/mooc/sequence-2-premiers-utilisateurs.html" text:style-name="Internet_20_link" text:visited-style-name="Visited_20_Internet_20_Link"><text:span text:style-name="T13"> – Trouver ses premiers utilisateurs </text:span></text:a><text:a xlink:type="simple" xlink:href="https://beta.gouv.fr/alpha/mooc/sequence-2-premiers-utilisateurs.html" text:style-name="Internet_20_link" text:visited-style-name="Visited_20_Internet_20_Link"><text:span text:style-name="T15">(Ivan Collombet)</text:span></text:a></text:p>
      <text:h text:style-name="P34" text:outline-level="1"/>
      <text:h text:style-name="P47" text:outline-level="1"><text:span text:style-name="T5">Témoignage :<text:line-break/>« La stratégie d’Open Académie pour trouver ses premiers utilisateurs »<text:line-break/></text:span><text:span text:style-name="T6">par </text:span><text:span text:style-name="T5">Pierre de Maulmont</text:span></text:h>
      <text:h text:style-name="P39" text:outline-level="1"/>
      <text:h text:style-name="P44" text:outline-level="1"><text:a xlink:type="simple" xlink:href="https://beta.gouv.fr/alpha/mooc/sequence-2-premiers-utilisateurs.html" text:style-name="Internet_20_link" text:visited-style-name="Visited_20_Internet_20_Link">Accéder à la séquence sur le site beta.gouv.fr</text:a></text:h>
      <text:h text:style-name="P48" text:outline-level="1"/>
      <text:list xml:id="list102304571892039" text:continue-numbering="true" text:style-name="WWNum5">
        <text:list-item>
          <text:p text:style-name="P23">Qui seront vos premiers clients / utilisateurs ?</text:p>
        </text:list-item>
      </text:list>
      <text:p text:style-name="P10"/>
      <text:list xml:id="list102304512457964" text:continue-numbering="true" text:style-name="WWNum5">
        <text:list-item>
          <text:p text:style-name="P24">Comment allez-vous aller les chercher ? <text:span text:style-name="T25">P</text:span><text:span text:style-name="T24">ar quel canal ? </text:span><text:span text:style-name="T25">A</text:span><text:span text:style-name="T24">vec quel discours ?</text:span></text:p>
        </text:list-item>
      </text:list>
      <text:p text:style-name="P10"/>
      <text:list xml:id="list102305091291503" text:continue-numbering="true" text:style-name="WWNum5">
        <text:list-item>
          <text:p text:style-name="P23">Quels arguments allez-vous utiliser pour les faire venir à votre premier <text:span text:style-name="T23">Open Lab ?</text:span></text:p>
        </text:list-item>
      </text:list>
      <text:p text:style-name="P6"/>
      <text:p text:style-name="P10"><text:a xlink:type="simple" xlink:href="https://beta.gouv.fr/alpha/mooc/sequence-3-mesurer-impact.html" text:style-name="Internet_20_link" text:visited-style-name="Visited_20_Internet_20_Link"><text:span text:style-name="T16">Séquence 3</text:span></text:a><text:a xlink:type="simple" xlink:href="https://beta.gouv.fr/alpha/mooc/sequence-3-mesurer-impact.html" text:style-name="Internet_20_link" text:visited-style-name="Visited_20_Internet_20_Link"><text:span text:style-name="T13"> – Mesurer son impact dans le réel </text:span></text:a><text:a xlink:type="simple" xlink:href="https://beta.gouv.fr/alpha/mooc/sequence-3-mesurer-impact.html" text:style-name="Internet_20_link" text:visited-style-name="Visited_20_Internet_20_Link"><text:span text:style-name="T16">(Ismaël Héry)</text:span></text:a></text:p>
      <text:p text:style-name="P7"/>
      <text:p text:style-name="P16">Témoignage :<text:line-break/>« <text:span text:style-name="T10">L’impact de Maintenant !, une Startup d’Etat Pôle Emploi »</text:span></text:p>
      <text:p text:style-name="P36">avec Lauren Michel</text:p>
      <text:h text:style-name="P40" text:outline-level="1"/>
      <text:h text:style-name="P45" text:outline-level="1"><text:a xlink:type="simple" xlink:href="https://beta.gouv.fr/alpha/mooc/sequence-3-mesurer-impact.html" text:style-name="Internet_20_link" text:visited-style-name="Visited_20_Internet_20_Link">Accéder à la séquence sur le site beta.gouv.fr</text:a></text:h>
      <text:h text:style-name="P49" text:outline-level="1"/>
      <text:list xml:id="list102306122972854" text:continue-numbering="true" text:style-name="WWNum5">
        <text:list-item>
          <text:p text:style-name="P21">Quel sera l’impact positif concret de votre Startup ? En quoi le monde sera <text:span text:style-name="T26">meilleur</text:span> après votre Startup ?</text:p>
          <text:p text:style-name="P27"/>
        </text:list-item>
      </text:list>
      <text:p text:style-name="P15">Autre formulation de cette question : quelles sont les différences concrètes et positives entre avant votre Startup et après votre Startup ?</text:p>
      <text:p text:style-name="P3"/>
      <text:list xml:id="list102304530440076" text:continue-numbering="true" text:style-name="WWNum5">
        <text:list-item>
          <text:p text:style-name="P21">Au bout de <text:span text:style-name="T26">trois</text:span> mois, votre service est un prototype mal dégrossi en version b<text:span text:style-name="T26">ê</text:span>ta. Vous souhaitez tout de même vérifier que vous avez été utile aux premières personnes qui l’ont utilisé. Comment allez-vous vous assurer de ces premières réussites même anecdotiques ? Comment allez-vous les mesurer ?</text:p>
          <text:p text:style-name="P21"/>
        </text:list-item>
      </text:list>
      <text:p text:style-name="P3"><text:span text:style-name="T3">Attention il est interdit de répondre “avec un questionnaire en ligne” ! À ce stade vous avez très peu d’utilisateurs : des appels téléphoniques ou des rencontres sur le terrain avec </text:span><text:span text:style-name="T7">dix</text:span><text:span text:style-name="T3"> utilisateurs vous apprendront infiniment plus qu’un questionnaire froid et limité envoyé à </text:span><text:span text:style-name="T7">mille</text:span><text:span text:style-name="T3"> utilisateur</text:span><text:span text:style-name="T7">s</text:span><text:span text:style-name="T3">. Donnez </text:span><text:span text:style-name="T7">trois</text:span><text:span text:style-name="T3"> façons de mesurer ces premiers impacts positifs qui vont vous permettre de </text:span><text:span text:style-name="T7">fêter votre victoir</text:span><text:span text:style-name="T9">e.</text:span></text:p>
      <text:p text:style-name="P3"/>
      <text:list xml:id="list102305663678604" text:continue-numbering="true" text:style-name="WWNum5">
        <text:list-item>
          <text:p text:style-name="P21"><text:soft-page-break/>Comment allez-vous mesurer votre impact en rythme de croisière dans <text:span text:style-name="T27">deux</text:span> ans pour justifier votre équipe de 10 personnes et une nouvelle demande de financement ?</text:p>
          <text:p text:style-name="P27"/>
        </text:list-item>
      </text:list>
      <text:p text:style-name="P3"><text:span text:style-name="T3"><text:s/>Donnez </text:span><text:span text:style-name="T8">trois</text:span><text:span text:style-name="T3"> mesures d’impact possibles. </text:span></text:p>
      <text:p text:style-name="P3"/>
      <text:p text:style-name="P11"><text:a xlink:type="simple" xlink:href="https://beta.gouv.fr/alpha/mooc/sequence-4-survivre-milieu-hostile.html" text:style-name="Internet_20_link" text:visited-style-name="Visited_20_Internet_20_Link"><text:span text:style-name="T17">Séquence 4</text:span></text:a><text:a xlink:type="simple" xlink:href="https://beta.gouv.fr/alpha/mooc/sequence-4-survivre-milieu-hostile.html" text:style-name="Internet_20_link" text:visited-style-name="Visited_20_Internet_20_Link"><text:span text:style-name="T13"> – Survivre en milieu hostile </text:span></text:a><text:a xlink:type="simple" xlink:href="https://beta.gouv.fr/alpha/mooc/sequence-4-survivre-milieu-hostile.html" text:style-name="Internet_20_link" text:visited-style-name="Visited_20_Internet_20_Link"><text:span text:style-name="T17">(Héla Ghariani)</text:span></text:a></text:p>
      <text:p text:style-name="P13"/>
      <text:h text:style-name="P41" text:outline-level="1">Témoignage :</text:h>
      <text:h text:style-name="P41" text:outline-level="1">« Maitriser les imprévus – le témoignage de Work In France »<text:line-break/><text:span text:style-name="T28">par </text:span>Daniel Balmy</text:h>
      <text:h text:style-name="P41" text:outline-level="1"/>
      <text:h text:style-name="P46" text:outline-level="1"><text:a xlink:type="simple" xlink:href="https://beta.gouv.fr/alpha/mooc/sequence-4-survivre-milieu-hostile.html" text:style-name="Internet_20_link" text:visited-style-name="Visited_20_Internet_20_Link">Accéder à la séquence sur le site beta.gouv.fr</text:a></text:h>
      <text:p text:style-name="P12"/>
      <text:list xml:id="list102306103111492" text:continue-numbering="true" text:style-name="WWNum5">
        <text:list-item>
          <text:p text:style-name="P21"><text:span text:style-name="T10">Décrivez le pire scénario catastrophe qui puisse vous arriver et vous faire <text:s/>demander dans 6 mois « pourquoi je me suis lancé(e) l</text:span><text:span text:style-name="T19">à </text:span><text:span text:style-name="T10">dedans » ?</text:span></text:p>
        </text:list-item>
      </text:list>
      <text:p text:style-name="P9"/>
      <text:list xml:id="list102304955657706" text:continue-numbering="true" text:style-name="WWNum5">
        <text:list-item>
          <text:p text:style-name="P25">Quelles sont les petites actions que vous pourriez mener pour le dépasser ?</text:p>
        </text:list-item>
      </text:list>
      <text:p text:style-name="P3"/>
      <text:p text:style-name="P3"/>
      <text:p text:style-name="P5">Module 2 : <text:s/>Construire et tester son produit</text:p>
      <text:p text:style-name="P5"/>
      <text:p text:style-name="P11"><text:a xlink:type="simple" xlink:href="https://beta.gouv.fr/alpha/mooc/sequence-5-industriel-milieu-artisanal.html" text:style-name="Internet_20_link" text:visited-style-name="Visited_20_Internet_20_Link"><text:span text:style-name="T17">Séquence 5 </text:span></text:a><text:a xlink:type="simple" xlink:href="https://beta.gouv.fr/alpha/mooc/sequence-5-industriel-milieu-artisanal.html" text:style-name="Internet_20_link" text:visited-style-name="Visited_20_Internet_20_Link"><text:span text:style-name="T13"><text:s/>– Faire de l’industriel en mode artisanal </text:span></text:a><text:a xlink:type="simple" xlink:href="https://beta.gouv.fr/alpha/mooc/sequence-5-industriel-milieu-artisanal.html" text:style-name="Internet_20_link" text:visited-style-name="Visited_20_Internet_20_Link"><text:span text:style-name="T17">(Julien Dauphant)</text:span></text:a></text:p>
      <text:p text:style-name="P10"/>
      <text:h text:style-name="P37" text:outline-level="1">Témoigna<text:bookmark text:name="_GoBack"/>ge :<text:line-break/>« Lancez-vous avec demarches-simplifiees.fr ! »<text:line-break/><text:span text:style-name="T28">par </text:span>Philippe Vrignaud</text:h>
      <text:h text:style-name="P41" text:outline-level="1"/>
      <text:h text:style-name="P50" text:outline-level="1"><text:a xlink:type="simple" xlink:href="https://beta.gouv.fr/alpha/mooc/sequence-5-industriel-milieu-artisanal.html" text:style-name="Internet_20_link" text:visited-style-name="Visited_20_Internet_20_Link"><text:span text:style-name="T29">Accéder à la séquence sur le site beta.gouv.fr</text:span></text:a></text:h>
      <text:h text:style-name="P35" text:outline-level="1"/>
      <text:list xml:id="list102304878802595" text:continue-numbering="true" text:style-name="WWNum5">
        <text:list-item>
          <text:p text:style-name="P26">Créez la première version d’un outil numérique test pour valider vos premières hypothèses à travers ce que vous venez de voir (strikingly et/ou typeform) et transmettez nous votre ou vos URL ci-dessou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weight="normal" style:font-name-asian="Calibri1" style:font-family-asian="Calibri" style:font-family-generic-asian="system" style:font-pitch-asian="variable" style:font-weight-asian="normal" style:font-name-complex="Tahoma" style:font-family-complex="Tahoma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1b20fb" officeooo:paragraph-rsid="001b20fb"/>
    </style:style>
    <style:style style:name="MP2" style:family="paragraph" style:parent-style-name="Standard">
      <style:paragraph-properties fo:text-align="center" style:justify-single-word="false"/>
      <style:text-properties officeooo:rsid="001b20fb" officeooo:paragraph-rsid="001b20fb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P4" style:family="paragraph" style:parent-style-name="Footer">
      <style:paragraph-properties fo:padding="0cm" fo:border="none"/>
    </style:style>
    <style:style style:name="MT1" style:family="text">
      <style:text-properties fo:font-style="italic" fo:font-weight="bold" style:font-style-asian="italic" style:font-weight-asian="bold"/>
    </style:style>
    <style:style style:name="MT2" style:family="text">
      <style:text-properties fo:font-style="italic" fo:font-weight="bold" officeooo:rsid="00255562" style:font-style-asian="italic" style:font-weight-asian="bold"/>
    </style:style>
    <style:style style:name="MT3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.011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 6" text:anchor-type="as-char" svg:width="2.196cm" svg:height="1.767cm" draw:z-index="5"><draw:image xlink:href="Pictures/10000000000000A900000088E963B41B76E078F4.png" xlink:type="simple" xlink:show="embed" xlink:actuate="onLoad" loext:mime-type="image/png"/></draw:frame><text:tab/><text:tab/><text:tab/><text:tab/><text:tab/><text:tab/><text:tab/><text:tab/><draw:frame draw:style-name="Mfr2" draw:name="Image 1" text:anchor-type="as-char" svg:y="-0.944cm" svg:width="4.17cm" svg:height="0.803cm" draw:z-index="8"><draw:image xlink:href="Pictures/100002010000017300000047A270AF2E0DBDE66E.png" xlink:type="simple" xlink:show="embed" xlink:actuate="onLoad" loext:mime-type="image/png"/></draw:frame></text:p>
        <text:p text:style-name="MP2"><text:span text:style-name="MT1"><text:line-break/>Fiche produit du </text:span><text:span text:style-name="MT2">MOOC</text:span><text:span text:style-name="MT1"> « Créer des services publics numériques innovants »</text:span></text:p>
      </style:header>
      <style:footer>
        <text:p text:style-name="MP3"><draw:frame draw:style-name="Mfr3" draw:name="Cadre2" text:anchor-type="paragraph" svg:y="0.002cm" draw:z-index="2"><draw:text-box fo:min-height="0.041cm" fo:min-width="0.041cm"><text:p text:style-name="MP4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hane herizi</meta:initial-creator>
    <meta:editing-cycles>11</meta:editing-cycles>
    <meta:print-date>2018-10-03T04:20:00</meta:print-date>
    <meta:creation-date>2018-10-05T08:49:00</meta:creation-date>
    <dc:date>2018-11-30T10:21:46.405000000</dc:date>
    <meta:editing-duration>PT27M21S</meta:editing-duration>
    <meta:generator>LibreOffice/6.0.6.2$Windows_X86_64 LibreOffice_project/0c292870b25a325b5ed35f6b45599d2ea4458e77</meta:generator>
    <meta:document-statistic meta:table-count="0" meta:image-count="2" meta:object-count="0" meta:page-count="3" meta:paragraph-count="51" meta:word-count="644" meta:character-count="3933" meta:non-whitespace-character-count="3327"/>
    <meta:template xlink:type="simple" xlink:actuate="onRequest" xlink:title="Normal.dotm" xlink:href=""/>
  </office:meta>
</office:document-meta>
</file>